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line-height="115%"/>
    </style:style>
    <style:style style:name="P2" style:family="paragraph" style:parent-style-name="Standard">
      <style:paragraph-properties fo:line-height="115%"/>
      <style:text-properties style:font-name="Calibri" fo:font-size="12pt" fo:font-weight="bold" style:font-name-asian="Calibri1" style:font-size-asian="12pt" style:font-weight-asian="bold" style:font-name-complex="Calibri1" style:font-size-complex="12pt"/>
    </style:style>
    <style:style style:name="P3" style:family="paragraph" style:parent-style-name="Standard">
      <style:paragraph-properties fo:line-height="115%"/>
      <style:text-properties style:font-name="Calibri" fo:font-size="12pt" style:font-name-asian="Calibri1" style:font-size-asian="12pt" style:font-name-complex="Calibri1" style:font-size-complex="12pt"/>
    </style:style>
    <style:style style:name="P4" style:family="paragraph" style:parent-style-name="Standard">
      <style:paragraph-properties fo:margin-left="0in" fo:margin-right="0in" fo:line-height="115%" fo:text-indent="0.5in" style:auto-text-indent="false"/>
    </style:style>
    <style:style style:name="P5" style:family="paragraph" style:parent-style-name="Standard">
      <style:paragraph-properties fo:margin-left="0.5in" fo:margin-right="0in" fo:line-height="115%" fo:text-indent="0in" style:auto-text-indent="false"/>
    </style:style>
    <style:style style:name="P6" style:family="paragraph" style:parent-style-name="Standard">
      <style:paragraph-properties fo:margin-left="0in" fo:margin-right="0in" fo:line-height="115%" fo:text-indent="0in" style:auto-text-indent="false"/>
    </style:style>
    <style:style style:name="P7" style:family="paragraph" style:parent-style-name="Standard" style:master-page-name="Standard">
      <style:paragraph-properties fo:text-align="end" style:justify-single-word="false" style:page-number="1"/>
    </style:style>
    <style:style style:name="P8" style:family="paragraph" style:parent-style-name="Heading_20_1">
      <style:paragraph-properties fo:line-height="115%"/>
    </style:style>
    <style:style style:name="P9" style:family="paragraph" style:parent-style-name="Heading_20_1">
      <style:paragraph-properties fo:margin-left="0in" fo:margin-right="0in" fo:text-indent="0in" style:auto-text-indent="false"/>
    </style:style>
    <style:style style:name="T1" style:family="text">
      <style:text-properties style:font-name="Calibri" fo:font-size="12pt" style:font-name-asian="Calibri1" style:font-size-asian="12pt" style:font-name-complex="Calibri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Liam Debell</text:p>
      <text:p text:style-name="P9"><text:bookmark text:name="_svjjev7i4y6q"/>1. Organisation Goals</text:p>
      <text:p text:style-name="P1"><text:span text:style-name="T1">SilverDawn coaches organise coach holidays within the United Kingdom. Their business is family owned and is primarily targeted towards retired couples. Mike </text:span>Gallagher<text:span text:style-name="T1">, the managing director, utilises non-digital resources in order to assign bookings and staff to trips. However he wishes to upgrade his booking system in order to better ensure customer satisfaction and organisation.</text:span></text:p>
      <text:p text:style-name="P2"/>
      <text:p text:style-name="P8"><text:bookmark text:name="_1us0j4nqjnvd"/>2. Customer Requirements</text:p>
      <text:p text:style-name="P1"><text:span text:style-name="T1">SilverDawn needs to be able to:</text:span></text:p>
      <text:p text:style-name="P1"><text:span text:style-name="T1"><text:tab/>-Add customer details at any point, including: Firstname, surname, DOB, address ect-</text:span></text:p>
      <text:p text:style-name="P4"><text:span text:style-name="T1">-Enable the booking of coach trips, including: Destination and number of seats.</text:span></text:p>
      <text:p text:style-name="P5"><text:span text:style-name="T1">-Allow silver dawn staff to add trips and events to the database, in order for customers to book. Data stored should include: Duration, dates and cost per passenger.</text:span></text:p>
      <text:p text:style-name="P5"><text:span text:style-name="T1">-Enable silver dawn staff to add destinations.</text:span></text:p>
      <text:p text:style-name="P5"><text:span text:style-name="T1">-User friendly interface, aimed towards staff and Mike.</text:span></text:p>
      <text:p text:style-name="P3"/>
      <text:p text:style-name="P8"><text:bookmark text:name="_i7chp74pq4hd"/>3. Database Aims</text:p>
      <text:p text:style-name="P1"><text:span text:style-name="T1">SilverDawn aspire to meet requirements including: </text:span></text:p>
      <text:p text:style-name="P1"><text:span text:style-name="T1">High levels of organisation, alongside legal and ethical decisions in terms of data storage and protection. Management should be easy, allowing staff to add or remove data from the database even in a relational situation. Data should be optimised and quickly retrieved in the event of a query, making it easy for staff to collect data about trips, customers and events.</text:span></text:p>
      <text:p text:style-name="P3"/>
      <text:p text:style-name="P1"/>
      <text:p text:style-name="P8"><text:bookmark text:name="_t6uw2n2vrh8h"/>4. Database Constraints</text:p>
      <text:p text:style-name="P1"><text:span text:style-name="T1">Some constraints in terms of the actual development include time limitations, requiring the database to be completed before the 13th December, possibly limiting the quality of the finished product. Alongside this software limitations include the use of free software (SQLITE3), possibly decreasing the level of security and integrity among relationships.</text:span></text:p>
      <text:p text:style-name="Standard"/>
      <text:p text:style-name="P8"><text:bookmark text:name="_nj8pgig7hyvi"/>5. Legal &amp; Ethical Considerations</text:p>
      <text:p text:style-name="P6"><text:span text:style-name="T1">Legal considerations include:</text:span></text:p>
      <text:p text:style-name="P6"><text:span text:style-name="T1"><text:tab/>-GDPR: which is important for ensuring data integrity and security, alongside the protection of sensitive<text:tab/> customer information.</text:span></text:p>
      <text:p text:style-name="P6"><text:span text:style-name="T1"><text:tab/>-Data Protection: Similar to GDPR, ensures that it any company is responsible for the protection of<text:tab/> sensitive data stored within their business.</text:span></text:p>
      <text:p text:style-name="P6"><text:span text:style-name="T1"><text:tab/>-Terms and conditions in terms of confidentiality, ensuring that both SilverDawn coaches and their<text:tab/>customers follow strict rules in terms of protection and misuse of products or services.</text:span></text:p>
      <text:p text:style-name="P6"><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3929in" fo:margin-bottom="0.3929in" fo:margin-left="0.3929in" fo:margin-right="0.3929in" fo:background-color="#ffffff" style:writing-mode="lr-tb" style:layout-grid-color="#c0c0c0" style:layout-grid-lines="27704"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20" meta:word-count="334" meta:character-count="2237" meta:non-whitespace-character-count="1916"/>
    <meta:generator>LibreOfficeDev/6.0.5.2$Linux_X86_64 LibreOffice_project/</meta:generator>
  </office:meta>
</office:document-meta>
</file>